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paragraph-properties fo:line-height="100%" fo:margin-left="2.7166in" fo:text-indent="-2.7166in">
        <style:tab-stops/>
      </style:paragraph-properties>
    </style:style>
    <style:style style:name="P3" style:parent-style-name="Normal" style:family="paragraph">
      <style:paragraph-properties fo:line-height="100%" fo:margin-left="2.7166in" fo:text-indent="-2.7166in">
        <style:tab-stops/>
      </style:paragraph-properties>
    </style:style>
    <style:style style:name="P4" style:parent-style-name="Normal" style:family="paragraph">
      <style:paragraph-properties fo:line-height="100%" fo:margin-left="2.7166in" fo:text-indent="-2.7166in">
        <style:tab-stops/>
      </style:paragraph-properties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  <style:style style:name="P9" style:parent-style-name="Normal" style:family="paragraph">
      <style:paragraph-properties fo:line-height="100%"/>
    </style:style>
    <style:style style:name="P10" style:parent-style-name="Normal" style:family="paragraph">
      <style:paragraph-properties fo:line-height="100%"/>
    </style:style>
    <style:style style:name="TableColumn12" style:family="table-column">
      <style:table-column-properties style:column-width="1.6715in"/>
    </style:style>
    <style:style style:name="TableColumn13" style:family="table-column">
      <style:table-column-properties style:column-width="1.6715in"/>
    </style:style>
    <style:style style:name="TableColumn14" style:family="table-column">
      <style:table-column-properties style:column-width="1.6715in"/>
    </style:style>
    <style:style style:name="TableColumn15" style:family="table-column">
      <style:table-column-properties style:column-width="1.6715in"/>
    </style:style>
    <style:style style:name="Table11" style:family="table">
      <style:table-properties style:width="6.686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line-height="100%"/>
    </style:style>
    <style:style style:name="P71" style:parent-style-name="Normal" style:family="paragraph">
      <style:paragraph-properties fo:line-height="100%"/>
    </style:style>
    <style:style style:name="P72" style:parent-style-name="Normal" style:family="paragraph">
      <style:paragraph-properties fo:line-height="100%"/>
    </style:style>
    <style:style style:name="P73" style:parent-style-name="Normal" style:family="paragraph">
      <style:paragraph-properties fo:line-height="100%"/>
    </style:style>
    <style:style style:name="P74" style:parent-style-name="NoSpacing" style:family="paragraph">
      <style:paragraph-properties fo:margin-left="2.7166in" fo:text-indent="-2.7166in">
        <style:tab-stops/>
      </style:paragraph-properties>
    </style:style>
    <style:style style:name="T75" style:parent-style-name="DefaultParagraphFont" style:family="text">
      <style:text-properties style:font-name="Calibri"/>
    </style:style>
    <style:style style:name="P76" style:parent-style-name="NoSpacing" style:family="paragraph">
      <style:text-properties style:font-name="Calibri"/>
    </style:style>
    <style:style style:name="P77" style:parent-style-name="Normal" style:family="paragraph">
      <style:paragraph-properties fo:line-height="100%"/>
    </style:style>
    <style:style style:name="P78" style:parent-style-name="Normal" style:family="paragraph">
      <style:paragraph-properties fo:line-height="100%"/>
    </style:style>
  </office:automatic-styles>
  <office:body>
    <office:text text:use-soft-page-breaks="true">
      <text:p text:style-name="P1">Tulu-huonekalut Oy <text:s text:c="104"/>Tarjous</text:p>
      <text:p text:style-name="Normal">Pasilasinikatu 21</text:p>
      <text:p text:style-name="Normal">00520 Helsinki</text:p>
      <text:p text:style-name="Normal">Myyntipäällikkö<text:s/>Tuomo Niemilainen, puh. 046 526 7771 <text:s text:c="41"/>20-3-2018</text:p>
      <text:p text:style-name="Normal"/>
      <text:p text:style-name="Normal">Malmin IT-idea Oy<text:s/></text:p>
      <text:p text:style-name="Normal">Malminraitokatu 3D 21</text:p>
      <text:p text:style-name="Normal">Ni Chen</text:p>
      <text:p text:style-name="Normal">00740 Helsinki</text:p>
      <text:p text:style-name="Normal"/>
      <text:p text:style-name="P2">Tarjouspyyntönne 20.3.2018</text:p>
      <text:p text:style-name="P3"/>
      <text:p text:style-name="P4">Malmin IT-idea Oy:n esitteen valmistus</text:p>
      <text:p text:style-name="P5"><text:s text:c="32"/></text:p>
      <text:p text:style-name="P6"><text:s text:c="2"/><text:s text:c="70"/>Kiitämme tarjouspyynnöstänne ja tarjoamme esitteenne<text:s/></text:p>
      <text:p text:style-name="P7"><text:s text:c="72"/>suunnittelua ja painamista seuraavasti</text:p>
      <text:p text:style-name="P8"/>
      <text:p text:style-name="P9"/>
      <text:p text:style-name="P10">Tuotteetlaatu<text:s/><text:s text:c="23"/>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>Hinta<text:s/></text:p>
          </table:table-cell>
          <table:table-cell table:style-name="TableCell21">
            <text:p text:style-name="P22">Kpl</text:p>
          </table:table-cell>
          <table:table-cell table:style-name="TableCell23">
            <text:p text:style-name="P24">yht. €</text:p>
          </table:table-cell>
        </table:table-row>
        <table:table-row table:style-name="TableRow25">
          <table:table-cell table:style-name="TableCell26">
            <text:p text:style-name="P27">Tuoli</text:p>
          </table:table-cell>
          <table:table-cell table:style-name="TableCell28">
            <text:p text:style-name="P29">20/kpl</text:p>
          </table:table-cell>
          <table:table-cell table:style-name="TableCell30">
            <text:p text:style-name="P31">20</text:p>
          </table:table-cell>
          <table:table-cell table:style-name="TableCell32">
            <text:p text:style-name="P33">400</text:p>
          </table:table-cell>
        </table:table-row>
        <table:table-row table:style-name="TableRow34">
          <table:table-cell table:style-name="TableCell35">
            <text:p text:style-name="P36">Työpöydät</text:p>
          </table:table-cell>
          <table:table-cell table:style-name="TableCell37">
            <text:p text:style-name="P38">50/kpl</text:p>
          </table:table-cell>
          <table:table-cell table:style-name="TableCell39">
            <text:p text:style-name="P40">5</text:p>
          </table:table-cell>
          <table:table-cell table:style-name="TableCell41">
            <text:p text:style-name="P42">250</text:p>
          </table:table-cell>
        </table:table-row>
        <table:table-row table:style-name="TableRow43">
          <table:table-cell table:style-name="TableCell44">
            <text:p text:style-name="P45">Sohva</text:p>
          </table:table-cell>
          <table:table-cell table:style-name="TableCell46">
            <text:p text:style-name="P47">130/kpl</text:p>
          </table:table-cell>
          <table:table-cell table:style-name="TableCell48">
            <text:p text:style-name="P49">2</text:p>
          </table:table-cell>
          <table:table-cell table:style-name="TableCell50">
            <text:p text:style-name="P51">260</text:p>
          </table:table-cell>
        </table:table-row>
        <table:table-row table:style-name="TableRow52">
          <table:table-cell table:style-name="TableCell53">
            <text:p text:style-name="P54">Tee-pöydät</text:p>
          </table:table-cell>
          <table:table-cell table:style-name="TableCell55">
            <text:p text:style-name="P56">40/kpl</text:p>
          </table:table-cell>
          <table:table-cell table:style-name="TableCell57">
            <text:p text:style-name="P58">1</text:p>
          </table:table-cell>
          <table:table-cell table:style-name="TableCell59">
            <text:p text:style-name="P60">40</text:p>
          </table:table-cell>
        </table:table-row>
        <table:table-row table:style-name="TableRow61">
          <table:table-cell table:style-name="TableCell62">
            <text:p text:style-name="P63">Yhteensä</text:p>
          </table:table-cell>
          <table:table-cell table:style-name="TableCell64">
            <text:p text:style-name="P65"/>
          </table:table-cell>
          <table:table-cell table:style-name="TableCell66">
            <text:p text:style-name="P67">28</text:p>
          </table:table-cell>
          <table:table-cell table:style-name="TableCell68">
            <text:p text:style-name="P69">950</text:p>
          </table:table-cell>
        </table:table-row>
      </table:table>
      <text:p text:style-name="P70"/>
      <text:p text:style-name="P71"><text:s/>Toimitusaika <text:s text:c="48"/>Viimeistään<text:s/>20.5.2018</text:p>
      <text:p text:style-name="P72"/>
      <text:p text:style-name="P73">Toimitusehto<text:s/><text:s text:c="48"/>Pakattuna Posti Helsinki</text:p>
      <text:p text:style-name="P74">Maksuehto <text:s text:c="47"/><text:span text:style-name="T75">14 päivää netto</text:span></text:p>
      <text:p text:style-name="P76"><text:s text:c="73"/>Hintoihin ei sisälly arvonlisäveroa<text:s/>(alv 24 %).</text:p>
      <text:p text:style-name="P77"/>
      <text:p text:style-name="P78"><text:s text:c="67"/><text:s text:c="6"/>Tarjouksemme on voimassa 8.5.2018<text:s text:c="10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="Times New Roman" style:font-name-asian="Yu Mincho" style:font-name-complex="Times New Roman" style:font-size-complex="10pt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 Ni</meta:initial-creator>
    <dc:creator>Ni Chen</dc:creator>
    <meta:creation-date>2018-03-23T11:36:00Z</meta:creation-date>
    <dc:date>2018-03-23T11:41:00Z</dc:date>
    <meta:template xlink:href="Normal" xlink:type="simple"/>
    <meta:editing-cycles>7</meta:editing-cycles>
    <meta:editing-duration>PT60S</meta:editing-duration>
    <meta:document-statistic meta:page-count="1" meta:paragraph-count="2" meta:word-count="145" meta:character-count="1322" meta:row-count="9" meta:non-whitespace-character-count="1179"/>
  </office:meta>
</office:document-meta>
</file>